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Yu Gothic"/>
    </style:style>
    <style:style style:name="P2" style:family="paragraph" style:parent-style-name="Standard">
      <style:text-properties style:font-name="Yu Gothic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/ Introduction : présentation et approche du problème</text:p>
      <text:p text:style-name="P1"><text:tab/><text:span text:style-name="T1">A) Présentation du jeu </text:span></text:p>
      <text:p text:style-name="P1"><text:tab/><text:tab/>-Jeu original</text:p>
      <text:p text:style-name="P1"><text:tab/><text:tab/>-Modifications envisagées (à la fois ce qui paraît faisable et ce qui ne l'est pas)</text:p>
      <text:p text:style-name="P1"><text:tab/><text:span text:style-name="T1">B) Modules utilisés et structure (en gros) du programme</text:span></text:p>
      <text:p text:style-name="P1"><text:tab/><text:tab/>-présentation du module Upemtk et des fonctions utilisées</text:p>
      <text:p text:style-name="P1"><text:tab/><text:tab/>-algorigramme du programme</text:p>
      <text:p text:style-name="P2">II/ Réalisation du projet : l'écriture du code</text:p>
      <text:p text:style-name="P1"><text:tab/><text:span text:style-name="T1">A) Présentation des variables/ listes du programme</text:span></text:p>
      <text:p text:style-name="P1"><text:tab/><text:tab/>-...</text:p>
      <text:p text:style-name="P1"><text:tab/><text:span text:style-name="T1">B) Les différentes fonctions créées </text:span></text:p>
      <text:p text:style-name="P1"><text:tab/><text:tab/>-...</text:p>
      <text:p text:style-name="P1"><text:tab/><text:span text:style-name="T1">C) 'Mise en place' du programme selon le modèle de l'algorigramme</text:span></text:p>
      <text:p text:style-name="P1"><text:tab/><text:tab/>-Bref rappel du fonctionnement du programme (boucles, etc)</text:p>
      <text:p text:style-name="P1"><text:tab/><text:tab/>-Quand les fonctions sont-elles appelées ? Pourquoi ?</text:p>
      <text:p text:style-name="P1"><text:tab/><text:span text:style-name="T1">D) Les problèmes rencontrés</text:span></text:p>
      <text:p text:style-name="P1"><text:tab/><text:tab/>-...</text:p>
      <text:p text:style-name="P2">III/ Conclusion : qu'avons-nous appris de ce projet ?</text:p>
      <text:p text:style-name="P1"><text:tab/><text:tab/>-..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sandre M</meta:initial-creator>
    <meta:creation-date>2019-11-30T14:42:12.06</meta:creation-date>
    <dc:date>2019-11-30T15:10:20.11</dc:date>
    <dc:creator>lysandre M</dc:creator>
    <meta:editing-duration>PT11M3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13" meta:character-count="741"/>
  </office:meta>
</office:document-meta>
</file>